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40000027A7C46D1B9FFCB45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4.076cm" svg:height="16.775cm" draw:z-index="0"><draw:image xlink:href="Pictures/10000201000002140000027A7C46D1B9FFCB456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5:37:29.585907756</meta:creation-date>
    <dc:date>2018-06-15T19:31:22.071538289</dc:date>
    <meta:editing-duration>PT3H43M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